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officeooo:paragraph-rsid="00009aae"/>
    </style:style>
    <style:style style:name="P2" style:family="paragraph" style:parent-style-name="Heading_20_3">
      <style:text-properties officeooo:paragraph-rsid="000309b0"/>
    </style:style>
    <style:style style:name="P3" style:family="paragraph" style:parent-style-name="Heading_20_3">
      <style:text-properties officeooo:paragraph-rsid="000436fa"/>
    </style:style>
    <style:style style:name="P4" style:family="paragraph" style:parent-style-name="Heading_20_3">
      <style:text-properties officeooo:paragraph-rsid="00071cc1"/>
    </style:style>
    <style:style style:name="P5" style:family="paragraph" style:parent-style-name="Heading_20_4">
      <style:text-properties officeooo:paragraph-rsid="000436fa"/>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paragraph-properties fo:margin-top="0in" fo:margin-bottom="0in" style:contextual-spacing="false"/>
    </style:style>
    <style:style style:name="P9" style:family="paragraph" style:parent-style-name="Text_20_body" style:list-style-name="L2">
      <style:text-properties officeooo:paragraph-rsid="000152f3"/>
    </style:style>
    <style:style style:name="P10" style:family="paragraph" style:parent-style-name="Text_20_body" style:list-style-name="L2">
      <style:paragraph-properties fo:margin-top="0in" fo:margin-bottom="0in" style:contextual-spacing="false"/>
      <style:text-properties officeooo:paragraph-rsid="000152f3"/>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text-properties officeooo:paragraph-rsid="000436fa"/>
    </style:style>
    <style:style style:name="T1" style:family="text">
      <style:text-properties officeooo:rsid="00009aae"/>
    </style:style>
    <style:style style:name="T2" style:family="text">
      <style:text-properties officeooo:rsid="000152f3"/>
    </style:style>
    <style:style style:name="T3" style:family="text">
      <style:text-properties fo:font-weight="bold" style:font-weight-asian="bold" style:font-weight-complex="bold"/>
    </style:style>
    <style:style style:name="T4" style:family="text">
      <style:text-properties officeooo:rsid="00071cc1"/>
    </style:style>
    <style:style style:name="T5" style:family="text">
      <style:text-properties officeooo:rsid="000b302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4">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Scripts and possible questions</text:span></text:span></text:h>
      <text:h text:style-name="P2" text:outline-level="3"><text:span text:style-name="Strong_20_Emphasis">Noor-Ul-Aain</text:span></text:h>
      <text:list text:style-name="L1">
        <text:list-item>
          <text:p text:style-name="P7"><text:span text:style-name="Strong_20_Emphasis">Title Slide</text:span></text:p>
        </text:list-item>
        <text:list-item>
          <text:p text:style-name="P7"><text:span text:style-name="Strong_20_Emphasis">Problem Statement</text:span></text:p>
        </text:list-item>
        <text:list-item>
          <text:p text:style-name="P6"><text:span text:style-name="Strong_20_Emphasis">Aims &amp; Objectives</text:span></text:p>
        </text:list-item>
      </text:list>
      <text:h text:style-name="Heading_20_3" text:outline-level="3"><text:span text:style-name="Strong_20_Emphasis">Areeba Khan</text:span></text:h>
      <text:list text:style-name="L2">
        <text:list-item>
          <text:p text:style-name="P10"><text:span text:style-name="Strong_20_Emphasis">Scope</text:span></text:p>
          <text:list>
            <text:list-item>
              <text:p text:style-name="P10"><text:span text:style-name="Strong_20_Emphasis">Technology Stack</text:span></text:p>
            </text:list-item>
            <text:list-item>
              <text:p text:style-name="P9"><text:span text:style-name="Strong_20_Emphasis">Features</text:span></text:p>
            </text:list-item>
          </text:list>
        </text:list-item>
        <text:list-item>
          <text:p text:style-name="P10"><text:span text:style-name="Strong_20_Emphasis">Literature Review</text:span></text:p>
        </text:list-item>
      </text:list>
      <text:h text:style-name="P2" text:outline-level="3"><text:span text:style-name="Strong_20_Emphasis">Muhammad Burhan</text:span></text:h>
      <text:list text:style-name="L3">
        <text:list-item>
          <text:p text:style-name="P12"><text:span text:style-name="Strong_20_Emphasis">Methodology</text:span></text:p>
        </text:list-item>
        <text:list-item>
          <text:p text:style-name="P12"><text:span text:style-name="Strong_20_Emphasis">Proposed Approach</text:span></text:p>
        </text:list-item>
        <text:list-item>
          <text:p text:style-name="P11"><text:span text:style-name="Strong_20_Emphasis">Conclusion &amp; References</text:span></text:p>
        </text:list-item>
      </text:list>
      <text:p text:style-name="Horizontal_20_Line"/>
      <text:h text:style-name="Heading_20_3" text:outline-level="3"><text:span text:style-name="Strong_20_Emphasis">Detailed Scripts</text:span></text:h>
      <text:p text:style-name="Horizontal_20_Line"/>
      <text:h text:style-name="P3" text:outline-level="3"><text:span text:style-name="Strong_20_Emphasis">Noor-Ul-Aain</text:span></text:h>
      <text:h text:style-name="Heading_20_4" text:outline-level="4"><text:span text:style-name="Strong_20_Emphasis">1. Title Slide</text:span></text:h>
      <text:p text:style-name="Text_20_body">"Good [morning/afternoon], everyone. We are here to present our Final Year Project, titled 'AssetIn: Asset Management Tool.' Our team comprises three members: myself, Muhammad Burhan, along with Areeba Khan and Noor-Ul-Aain. Our project is focused on developing a comprehensive solution to the common challenges faced in asset management. We’ll walk you through the various aspects of our project, from identifying the problem to our proposed solution."</text:p>
      <text:h text:style-name="Heading_20_4" text:outline-level="4"><text:span text:style-name="Strong_20_Emphasis">2. Problem Statement</text:span></text:h>
      <text:p text:style-name="Text_20_body">"Let's begin by discussing the problem statement. In today's businesses, asset management is crucial, yet many existing systems are plagued by significant issues. First, <text:span text:style-name="Strong_20_Emphasis">complexity</text:span>—these systems often require extensive training and expertise to use effectively, making them difficult to adopt. Second, <text:span text:style-name="Strong_20_Emphasis">high costs</text:span>—the licensing fees, maintenance, and support can be prohibitively expensive, especially for small and medium-sized enterprises. Finally, there are <text:span text:style-name="Strong_20_Emphasis">integration challenges</text:span>—many systems are not easily compatible with existing infrastructure, which can lead to costly and time-consuming integration efforts. These issues are what led us to develop AssetIn, a solution designed to overcome these barriers."</text:p>
      <text:h text:style-name="Heading_20_4" text:outline-level="4"><text:span text:style-name="Strong_20_Emphasis">3. Aims &amp; Objectives</text:span></text:h>
      <text:p text:style-name="Text_20_body">"To address these challenges, we set out with three main objectives for AssetIn. First, <text:span text:style-name="Strong_20_Emphasis">user-friendliness</text:span>: we aimed to create an intuitive interface that reduces the learning curve and makes <text:soft-page-break/>asset management accessible to all users, regardless of their technical expertise. Second, <text:span text:style-name="Strong_20_Emphasis">cost-effectiveness</text:span>: our goal was to design a solution that minimizes the financial burden on businesses by reducing both upfront and ongoing costs. Finally, <text:span text:style-name="Strong_20_Emphasis">integration</text:span>: we wanted AssetIn to be easily integrated with existing systems, ensuring that it works smoothly within a company’s current infrastructure without the need for extensive modifications. These objectives guide every aspect of our project."</text:p>
      <text:p text:style-name="Horizontal_20_Line"/>
      <text:h text:style-name="Heading_20_3" text:outline-level="3"><text:span text:style-name="Strong_20_Emphasis">Areeba Khan</text:span></text:h>
      <text:h text:style-name="Heading_20_4" text:outline-level="4"><text:span text:style-name="Strong_20_Emphasis">4. Scope</text:span></text:h>
      <text:p text:style-name="Text_20_body">"Moving on to the scope of our project, AssetIn is designed to be a comprehensive asset management tool that covers a wide range of functionalities.</text:p>
      <text:p text:style-name="Text_20_body"><text:span text:style-name="Strong_20_Emphasis">Technology Stack</text:span> To achieve these functionalities, we selected a robust technology stack. For the <text:span text:style-name="Strong_20_Emphasis">front-end</text:span>, we used Angular, a popular framework known for building dynamic web applications with an excellent user experience. The <text:span text:style-name="Strong_20_Emphasis">back-end</text:span> is developed using .NET, which provides a scalable and secure environment to handle complex operations and business logic. For the <text:span text:style-name="Strong_20_Emphasis">database</text:span>, we chose MySQL due to its reliability, scalability, and ease of use. This combination of technologies ensures that AssetIn is not only powerful but also flexible and capable of meeting the diverse needs of different businesses.</text:p>
      <text:p text:style-name="Text_20_body"><text:span text:style-name="T3">Features</text:span> Now, let's dive into the specific features of AssetIn that make it a comprehensive and powerful tool for asset management.</text:p>
      <text:p text:style-name="Text_20_body"><text:s text:c="4"/>1. <text:span text:style-name="T3">Asset Tracking:</text:span> One of the core functionalities of AssetIn is real-time asset tracking. This feature allows users to monitor the location, status, and usage of their assets at any given moment. By providing detailed insights into asset whereabouts and conditions, businesses can ensure that their resources are being utilized efficiently and effectively.</text:p>
      <text:p text:style-name="Text_20_body"><text:s text:c="4"/>2. <text:span text:style-name="T3">Maintenance Scheduling: </text:span>AssetIn simplifies the process of maintaining assets by allowing users to schedule and track maintenance activities. This feature helps in prolonging the life of assets by ensuring they receive timely inspections and repairs, which in turn reduces the likelihood of unexpected breakdowns and costly downtime.</text:p>
      <text:p text:style-name="Text_20_body"><text:s text:c="4"/>3. <text:span text:style-name="T3">Performance Monitoring:</text:span> Performance monitoring is another key feature that enables users to assess how well their assets are performing over time. AssetIn provides detailed analytics and reports on asset usage, efficiency, and productivity, helping businesses to make informed decisions about asset allocation and investment.</text:p>
      <text:p text:style-name="Text_20_body"><text:s text:c="4"/>4. <text:span text:style-name="T3">Inventory Management: </text:span>Managing inventory is a crucial aspect of asset management, and AssetIn offers a robust inventory management system. This feature helps businesses keep track of their stock levels, manage reordering processes, and avoid overstocking or stockouts. It also integrates seamlessly with the asset tracking feature to give a comprehensive view of all physical resources.</text:p>
      <text:p text:style-name="Text_20_body"><text:s text:c="4"/>5. <text:span text:style-name="T3">Reporting &amp; Analytics:</text:span> Lastly, AssetIn includes a powerful reporting and analytics module. This feature provides users with customizable reports and dashboards that deliver actionable <text:soft-page-break/>insights. Whether it’s tracking asset performance, forecasting future needs, or identifying areas for cost reduction, the reporting tools in AssetIn are designed to support data-driven decision-making."</text:p>
      <text:h text:style-name="P5" text:outline-level="4"><text:span text:style-name="Strong_20_Emphasis">5. Literature Review</text:span></text:h>
      <text:p text:style-name="P14">"In our literature review, we examined the current landscape of asset management systems. We found that <text:span text:style-name="Strong_20_Emphasis">complexity and usability</text:span> are major concerns—many existing systems are so complicated that they lead to inefficiencies and user frustration. Additionally, <text:span text:style-name="Strong_20_Emphasis">cost and customization</text:span> are significant barriers; high implementation and maintenance costs, along with the challenges of tailoring these systems to specific business needs, hinder their widespread adoption. <text:span text:style-name="Strong_20_Emphasis">Integration and scalability</text:span> are also common issues, with many systems struggling to integrate smoothly with other platforms and scale as businesses grow. However, we also identified emerging trends that are transforming asset management, such as user-centric design and cloud-based solutions, which aim to make these systems more accessible and efficient. Our project leverages these insights to build a tool that addresses these common problems while incorporating the latest innovations."</text:p>
      <text:p text:style-name="Horizontal_20_Line"/>
      <text:h text:style-name="P4" text:outline-level="3"><text:span text:style-name="Strong_20_Emphasis"><text:span text:style-name="T4">Muhammad </text:span></text:span><text:span text:style-name="Strong_20_Emphasis"><text:span text:style-name="T5">Burhan</text:span></text:span></text:h>
      <text:h text:style-name="Heading_20_4" text:outline-level="4"><text:span text:style-name="Strong_20_Emphasis">6. Methodology</text:span></text:h>
      <text:p text:style-name="Text_20_body">"Now, let’s discuss the methodology we followed to develop AssetIn. Our approach is structured into three phases. The first phase is <text:span text:style-name="Strong_20_Emphasis">Research &amp; Analysis</text:span>. Here, we focused on understanding the needs of our target users and defining the system requirements that would meet those needs. This step was critical in ensuring that our solution would be both practical and user-friendly.</text:p>
      <text:p text:style-name="Text_20_body">The second phase is <text:span text:style-name="Strong_20_Emphasis">Design &amp; Development</text:span>. During this phase, we worked on building the front-end using Angular, ensuring that the user interface was intuitive and easy to navigate. Concurrently, we developed the back-end using .NET, focusing on creating a robust and secure environment to handle the complex operations required by our system.</text:p>
      <text:p text:style-name="Text_20_body">The final phase is <text:span text:style-name="Strong_20_Emphasis">Testing &amp; Deployment</text:span>. We conducted thorough beta testing in collaboration with ZAPTA Technologies to ensure that the system was both functional and stable. After resolving any issues identified during testing, we proceeded with deploying AssetIn in a suitable environment, ready for real-world use."</text:p>
      <text:h text:style-name="Heading_20_4" text:outline-level="4"><text:span text:style-name="Strong_20_Emphasis">7. Proposed Approach</text:span></text:h>
      <text:p text:style-name="Text_20_body">"Our proposed approach to solving the challenges identified earlier involves several key components. First, we focused on <text:span text:style-name="Strong_20_Emphasis">API Development</text:span> to ensure that AssetIn can seamlessly integrate with other systems and third-party services. This is crucial for businesses that rely on multiple software tools to manage their operations.</text:p>
      <text:p text:style-name="Text_20_body">Next, we worked on <text:span text:style-name="Strong_20_Emphasis">Database Design</text:span>, where we developed a scalable and secure architecture to manage and retrieve asset data efficiently. This design is essential for handling the large volumes of information that modern businesses generate.</text:p>
      <text:p text:style-name="Text_20_body"><text:soft-page-break/>Finally, we prioritized creating an <text:span text:style-name="Strong_20_Emphasis">intuitive and user-friendly interface</text:span>. The goal here is to enhance the user experience by simplifying asset management tasks, making it easier for users to track, manage, and analyze their assets without needing extensive training."</text:p>
      <text:h text:style-name="Heading_20_4" text:outline-level="4"><text:span text:style-name="Strong_20_Emphasis">8. Conclusion &amp; References</text:span></text:h>
      <text:p text:style-name="Text_20_body">"In conclusion, AssetIn is designed to revolutionize asset management by offering a solution that is user-friendly, cost-effective, and comprehensive. Our tool aims to <text:span text:style-name="Strong_20_Emphasis">increase efficiency</text:span> by streamlining asset management processes, saving time and resources. It also seeks to <text:span text:style-name="Strong_20_Emphasis">reduce costs</text:span> by being scalable and efficient, allowing businesses to manage their assets without incurring high expenses. Lastly, AssetIn provides <text:span text:style-name="Strong_20_Emphasis">improved decision-making</text:span> capabilities through valuable insights and data-driven analysis, enabling businesses to optimize their asset management strategies.</text:p>
      <text:p text:style-name="Text_20_body">We would like to acknowledge the key references that informed our work, including 'Angular Development with Typescript' by Fain and Moiseev, 'Evaluating the Usability of Asset Management Systems' by Doe and Smith, and 'Programming ASP.NET Core' by Esposito. These resources were instrumental in guiding our development process and ensuring that AssetIn is built on a solid foundation of best practices."</text:p>
      <text:p text:style-name="Horizontal_20_Line"/>
      <text:p text:style-name="Text_20_body">This revised distribution ensures that each member has a balanced amount of content to present, with Areeba Khan covering the <text:span text:style-name="Strong_20_Emphasis">Scope</text:span>, which includes the <text:span text:style-name="Strong_20_Emphasis">Technology Stack</text:span> and <text:span text:style-name="Strong_20_Emphasis">Features</text:span>.</text:p>
      <text:p text:style-name="P8">4o</text:p>
      <text:p text:style-name="Text_20_body">Now give all possible questions a jury can ask us with complete answers professionally according to this presentation of asset management project</text:p>
      <text:p text:style-name="Text_20_body">Here are some possible questions a jury might ask about your Asset Management project "AssetIn," along with professional and detailed responses:</text:p>
      <text:p text:style-name="Horizontal_20_Line"/>
      <text:h text:style-name="Heading_20_3" text:outline-level="3"><text:span text:style-name="Strong_20_Emphasis">General Project Questions</text:span></text:h>
      <text:p text:style-name="Text_20_body"><text:span text:style-name="Strong_20_Emphasis">Q1: What inspired you to choose this project topic?</text:span> <text:span text:style-name="Strong_20_Emphasis">A:</text:span> We chose Asset Management as our project topic because of the significant challenges that businesses face in managing their assets effectively. Existing systems often suffer from complexity, high costs, and integration difficulties. We wanted to create a solution that addresses these issues while being user-friendly, cost-effective, and easily integrable with existing infrastructures. Our goal was to simplify the asset management process, making it accessible for businesses of all sizes.</text:p>
      <text:p text:style-name="Text_20_body"><text:span text:style-name="Strong_20_Emphasis">Q2: How does AssetIn differentiate itself from other asset management tools on the market?</text:span> <text:span text:style-name="Strong_20_Emphasis">A:</text:span> AssetIn differentiates itself through its focus on user-friendliness, cost-effectiveness, and seamless integration. Unlike many existing systems that are complex and require extensive training, AssetIn is designed with an intuitive interface that minimizes the learning curve. Additionally, we emphasize affordability, offering a scalable solution that reduces both upfront and ongoing costs. Finally, our robust API development ensures that AssetIn can easily integrate with other systems, making it adaptable to a wide range of business environments.</text:p>
      <text:p text:style-name="Text_20_body"><text:soft-page-break/><text:span text:style-name="Strong_20_Emphasis">Q3: What was the biggest challenge you faced during this project, and how did you overcome it?</text:span> <text:span text:style-name="Strong_20_Emphasis">A:</text:span> The biggest challenge we faced was ensuring that the system remained user-friendly while incorporating complex functionalities like real-time asset tracking and performance monitoring. We overcame this by adopting a modular development approach, which allowed us to focus on building and testing each feature independently. We also conducted user testing with potential end-users to gather feedback and refine the interface, ensuring that it remained intuitive without sacrificing functionality.</text:p>
      <text:p text:style-name="Horizontal_20_Line"/>
      <text:h text:style-name="Heading_20_3" text:outline-level="3"><text:span text:style-name="Strong_20_Emphasis">Technical Questions</text:span></text:h>
      <text:p text:style-name="Text_20_body"><text:span text:style-name="Strong_20_Emphasis">Q4: Why did you choose Angular for the front-end and .NET for the back-end?</text:span> <text:span text:style-name="Strong_20_Emphasis">A:</text:span> We chose Angular for the front-end because it is a powerful framework that allows for the creation of dynamic, responsive web applications. Angular's component-based architecture is well-suited for building scalable and maintainable user interfaces, which is crucial for our project. For the back-end, we selected .NET because of its robustness, security features, and ability to handle complex operations efficiently. .NET also provides seamless integration with various databases and is widely used in enterprise-level applications, making it a reliable choice for AssetIn.</text:p>
      <text:p text:style-name="Text_20_body"><text:span text:style-name="Strong_20_Emphasis">Q5: Can you explain the database design and how it supports the system’s scalability?</text:span> <text:span text:style-name="Strong_20_Emphasis">A:</text:span> Our database is designed using MySQL, chosen for its scalability, reliability, and ease of management. We structured the database to support efficient querying and data retrieval, which is essential for real-time asset tracking and performance monitoring. The design follows normalization principles to minimize redundancy and ensure data integrity. We also incorporated indexing and optimized query structures to enhance performance, particularly as the amount of data grows. This ensures that AssetIn can scale effectively as the number of assets and users increases.</text:p>
      <text:p text:style-name="Text_20_body"><text:span text:style-name="Strong_20_Emphasis">Q6: How do you ensure the security of the data managed by AssetIn?</text:span> <text:span text:style-name="Strong_20_Emphasis">A:</text:span> Security is a top priority in AssetIn. We implemented several measures to protect data, including encryption of sensitive information both in transit and at rest. The use of secure APIs ensures that data exchange between the client and server is protected from unauthorized access. Additionally, we implemented role-based access control (RBAC) to restrict access to sensitive data and functionalities based on user roles. Regular security audits and adherence to best practices in secure coding further enhance the overall security of the system.</text:p>
      <text:p text:style-name="Text_20_body"><text:span text:style-name="Strong_20_Emphasis">Q7: How does your API facilitate integration with other systems?</text:span> <text:span text:style-name="Strong_20_Emphasis">A:</text:span> Our API is designed to be RESTful, which is a widely accepted standard for web services. This ensures that AssetIn can communicate effectively with other systems, regardless of the platform they are built on. The API is well-documented, making it easy for developers to understand and implement the necessary calls. We also ensured that our API is flexible, allowing for custom integrations that meet the specific needs of different businesses. This facilitates seamless integration with existing systems like ERP or inventory management tools.</text:p>
      <text:p text:style-name="Horizontal_20_Line"/>
      <text:h text:style-name="Heading_20_3" text:outline-level="3"><text:span text:style-name="Strong_20_Emphasis">Functionality Questions</text:span></text:h>
      <text:p text:style-name="Text_20_body"><text:span text:style-name="Strong_20_Emphasis">Q8: Can you elaborate on how real-time asset tracking works in AssetIn?</text:span> <text:span text:style-name="Strong_20_Emphasis">A:</text:span> Real-time asset tracking in AssetIn is achieved through the integration of GPS and RFID technologies, depending <text:soft-page-break/>on the type of assets being tracked. The system continuously collects data on the location and status of assets, which is then processed and displayed in the user interface. Users can view the real-time location of assets on a map and receive alerts if an asset moves out of a designated area. This feature helps businesses monitor their assets more effectively, reducing the risk of loss or theft and ensuring optimal utilization.</text:p>
      <text:p text:style-name="Text_20_body"><text:span text:style-name="Strong_20_Emphasis">Q9: How does the maintenance scheduling feature improve asset longevity?</text:span> <text:span text:style-name="Strong_20_Emphasis">A:</text:span> The maintenance scheduling feature in AssetIn allows users to plan and track maintenance activities for each asset. By setting up regular maintenance schedules, users can ensure that their assets receive timely inspections and repairs, which helps prevent breakdowns and extends the asset's lifespan. The system also provides reminders and alerts for upcoming maintenance tasks, reducing the risk of missed maintenance. This proactive approach to asset management helps in minimizing downtime and repair costs, ultimately contributing to better asset longevity.</text:p>
      <text:p text:style-name="Text_20_body"><text:span text:style-name="Strong_20_Emphasis">Q10: What kind of analytics and reporting does AssetIn provide?</text:span> <text:span text:style-name="Strong_20_Emphasis">A:</text:span> AssetIn offers a comprehensive analytics and reporting module that provides users with valuable insights into asset performance, utilization, and maintenance history. Users can generate custom reports based on various parameters such as asset type, location, and usage patterns. The system also includes dashboards that display key performance indicators (KPIs) and trends, helping businesses make informed decisions about asset allocation and management. These reports can be exported in multiple formats, making it easy to share insights with stakeholders.</text:p>
      <text:p text:style-name="Horizontal_20_Line"/>
      <text:h text:style-name="Heading_20_3" text:outline-level="3"><text:span text:style-name="Strong_20_Emphasis">Methodology and Development Questions</text:span></text:h>
      <text:p text:style-name="Text_20_body"><text:span text:style-name="Strong_20_Emphasis">Q11: What testing methodologies did you use to ensure the system’s reliability?</text:span> <text:span text:style-name="Strong_20_Emphasis">A:</text:span> We used a combination of unit testing, integration testing, and user acceptance testing (UAT) to ensure the reliability of AssetIn. Unit testing was conducted during the development phase to verify that individual components functioned correctly. Integration testing followed, focusing on the interaction between different modules to ensure seamless data flow and operation. Finally, we conducted user acceptance testing in collaboration with ZAPTA Technologies to validate the system’s functionality from an end-user perspective. This comprehensive testing approach allowed us to identify and resolve issues before deployment.</text:p>
      <text:p text:style-name="Text_20_body"><text:span text:style-name="Strong_20_Emphasis">Q12: How did you manage version control and collaboration during development?</text:span> <text:span text:style-name="Strong_20_Emphasis">A:</text:span> We used Git for version control, which allowed us to track changes, manage different versions of the code, and collaborate effectively as a team. Each member worked on separate branches for their respective tasks, and we used pull requests to review and merge code into the main branch. This process ensured that all changes were thoroughly reviewed and tested before being integrated, minimizing the risk of introducing bugs. Regular team meetings and use of project management tools like Jira helped us stay on track and coordinated throughout the development process.</text:p>
      <text:p text:style-name="Text_20_body"><text:span text:style-name="Strong_20_Emphasis">Q13: Can you explain your deployment process and how you ensured it was smooth?</text:span> <text:span text:style-name="Strong_20_Emphasis">A:</text:span> The deployment process involved several stages to ensure a smooth transition from development to production. After completing development and testing, we set up a staging environment that mirrored the production environment. This allowed us to conduct final tests and address any issues in a controlled setting. We used Continuous Integration/Continuous Deployment (CI/CD) pipelines to automate the deployment process, reducing the risk of human error and ensuring that the latest <text:soft-page-break/>version of AssetIn was deployed consistently. Post-deployment monitoring was also implemented to quickly identify and resolve any issues that arose after going live.</text:p>
      <text:p text:style-name="Horizontal_20_Line"/>
      <text:h text:style-name="Heading_20_3" text:outline-level="3"><text:span text:style-name="Strong_20_Emphasis">Business and User Impact Questions</text:span></text:h>
      <text:p text:style-name="Text_20_body"><text:span text:style-name="Strong_20_Emphasis">Q14: How does AssetIn provide a return on investment (ROI) for businesses?</text:span> <text:span text:style-name="Strong_20_Emphasis">A:</text:span> AssetIn provides ROI by significantly improving asset management efficiency, reducing the time and resources needed to track and maintain assets. The system's cost-effectiveness, due to its scalable nature and lower maintenance costs, also contributes to savings. Additionally, the performance monitoring and maintenance scheduling features help businesses avoid costly repairs and downtime, further improving profitability. The data-driven insights from the reporting and analytics tools enable better decision-making, optimizing asset utilization and leading to more strategic investments.</text:p>
      <text:p text:style-name="Text_20_body"><text:span text:style-name="Strong_20_Emphasis">Q15: How do you plan to market and scale AssetIn?</text:span> <text:span text:style-name="Strong_20_Emphasis">A:</text:span> Our marketing strategy for AssetIn involves targeting small to medium-sized enterprises (SMEs) that need affordable and effective asset management solutions. We plan to leverage digital marketing channels, including social media and content marketing, to reach our target audience. Partnering with industry influencers and offering free trials can also help us gain traction. In terms of scaling, AssetIn's cloud-based architecture allows us to easily scale the system to accommodate more users and assets as demand grows. We also plan to continuously improve and update the system based on user feedback and emerging industry trends.</text:p>
      <text:p text:style-name="Text_20_body"><text:span text:style-name="Strong_20_Emphasis">Q16: How does AssetIn enhance decision-making for managers?</text:span> <text:span text:style-name="Strong_20_Emphasis">A:</text:span> AssetIn enhances decision-making by providing managers with real-time data and comprehensive analytics on asset performance, utilization, and maintenance. The system’s customizable reports and dashboards give managers a clear view of key metrics and trends, enabling them to make informed decisions about asset allocation, maintenance scheduling, and future investments. By having access to accurate and up-to-date information, managers can identify inefficiencies, forecast needs, and allocate resources more effectively, leading to better overall management and strategic planning.</text:p>
      <text:p text:style-name="Horizontal_20_Line"/>
      <text:h text:style-name="Heading_20_3" text:outline-level="3"><text:span text:style-name="Strong_20_Emphasis">Future Scope and Improvements</text:span></text:h>
      <text:p text:style-name="Text_20_body"><text:span text:style-name="Strong_20_Emphasis">Q17: What future enhancements do you plan to add to AssetIn?</text:span> <text:span text:style-name="Strong_20_Emphasis">A:</text:span> In the future, we plan to enhance AssetIn by integrating artificial intelligence (AI) and machine learning (ML) capabilities to provide predictive analytics. This would allow the system to predict maintenance needs based on historical data, further improving asset longevity and reducing downtime. We also aim to expand the system’s capabilities by incorporating IoT devices for more accurate and automated asset tracking. Additionally, we are considering the development of mobile applications to provide users with more flexibility and access to asset management on the go.</text:p>
      <text:p text:style-name="Text_20_body"><text:span text:style-name="Strong_20_Emphasis">Q18: How do you plan to handle customer feedback and updates post-deployment?</text:span> <text:span text:style-name="Strong_20_Emphasis">A:</text:span> Post-deployment, we plan to establish a customer support system to handle user feedback and issues. Regular updates will be rolled out based on this feedback to improve functionality and address any bugs or performance issues. We will also conduct periodic surveys to gather insights into user needs and preferences, which will guide future development. By maintaining an active communication <text:soft-page-break/>channel with our users, we aim to continuously improve AssetIn and ensure it meets the evolving needs of businesses.</text:p>
      <text:p text:style-name="Text_20_body"><text:span text:style-name="Strong_20_Emphasis">Q19: What impact do you foresee AssetIn having on the asset management industry?</text:span> <text:span text:style-name="Strong_20_Emphasis">A:</text:span> We believe AssetIn has the potential to significantly impact the asset management industry by setting new standards for user-friendliness and cost-effectiveness. Its scalable architecture and ease of integration make it accessible to a wider range of businesses, particularly SMEs that may have previously struggled with the high costs and complexity of existing solutions. By providing a tool that simplifies asset management while offering powerful analytics and insights, AssetIn can help businesses of all sizes improve efficiency, reduce costs, and make better strategic decisions.</text:p>
      <text:p text:style-name="Horizontal_20_Line"/>
      <text:p text:style-name="Text_20_body">These questions cover various aspects of your project, including the technical details, business impact, and future scope, ensuring that you are well-prepared to address any queries the jury might have.</text:p>
      <text:p text:style-name="P8">4o</text:p>
      <text:p text:style-name="Text_20_body">It is for defence we have to approve our project by defending so give questions accordingly </text:p>
      <text:p text:style-name="Text_20_body">For a project defense, the jury will likely ask questions aimed at challenging your understanding, decisions, and the robustness of your project. Here’s a set of potential questions tailored for a defense scenario, along with professional answers:</text:p>
      <text:h text:style-name="Heading_20_3" text:outline-level="3"><text:span text:style-name="Strong_20_Emphasis">Project Justification and Relevance</text:span></text:h>
      <text:p text:style-name="Text_20_body"><text:span text:style-name="Strong_20_Emphasis">Q1: Why did you choose to develop an asset management system?</text:span> <text:span text:style-name="Strong_20_Emphasis">A:</text:span> We identified a significant gap in the market for affordable and user-friendly asset management solutions, particularly for small to medium-sized enterprises (SMEs). Existing systems are often too complex, expensive, or difficult to integrate with existing workflows. Our project, AssetIn, aims to address these issues by providing a solution that is both comprehensive and accessible, ensuring that even smaller businesses can effectively manage their assets, thereby reducing costs and improving operational efficiency.</text:p>
      <text:p text:style-name="Text_20_body"><text:span text:style-name="Strong_20_Emphasis">Q2: What specific problem does AssetIn solve that existing solutions do not?</text:span> <text:span text:style-name="Strong_20_Emphasis">A:</text:span> AssetIn simplifies the process of asset management by offering a user-friendly interface and scalable features that can be tailored to the specific needs of a business. Unlike many existing solutions that require extensive training or customization, AssetIn is designed to be intuitive and easily deployable, minimizing the time and resources needed for implementation. Additionally, our focus on integration ensures that AssetIn can work seamlessly with other business systems, which is a common challenge with many current solutions.</text:p>
      <text:h text:style-name="Heading_20_3" text:outline-level="3"><text:span text:style-name="Strong_20_Emphasis">Technical Design and Implementation</text:span></text:h>
      <text:p text:style-name="Text_20_body"><text:span text:style-name="Strong_20_Emphasis">Q3: Can you justify your choice of the technology stack (Angular, .NET, MySQL) for this project?</text:span> <text:span text:style-name="Strong_20_Emphasis">A:</text:span> We chose Angular for its robust framework that supports dynamic and responsive web applications, which is essential for an interactive user experience. .NET was selected for the back-end due to its powerful performance, security features, and its ability to handle complex operations efficiently. MySQL was chosen for the database because of its reliability, scalability, and open-source nature, which aligns with our goal of creating a cost-effective solution. This combination of <text:soft-page-break/>technologies ensures that AssetIn is both powerful and adaptable to a variety of business environments.</text:p>
      <text:p text:style-name="Text_20_body"><text:span text:style-name="Strong_20_Emphasis">Q4: How did you ensure the system’s scalability and performance under heavy load?</text:span> <text:span text:style-name="Strong_20_Emphasis">A:</text:span> To ensure scalability, we designed the database with efficient indexing and normalized tables, which allows for quick data retrieval and management as the number of assets and users increases. We also used load testing tools to simulate high-traffic conditions and adjusted our architecture to handle increased loads without performance degradation. The use of Angular and .NET further supports scalability, as both technologies are well-suited for handling large-scale applications with complex operations.</text:p>
      <text:h text:style-name="Heading_20_3" text:outline-level="3"><text:span text:style-name="Strong_20_Emphasis">Security and Reliability</text:span></text:h>
      <text:p text:style-name="Text_20_body"><text:span text:style-name="Strong_20_Emphasis">Q5: How secure is the data managed by AssetIn? What measures have you taken to ensure this?</text:span> <text:span text:style-name="Strong_20_Emphasis">A:</text:span> Security is a key focus of AssetIn. We implemented multiple layers of security, including encryption of data both in transit and at rest to protect sensitive information. Role-based access control (RBAC) restricts access to data and functionalities based on the user's role within the organization, ensuring that only authorized personnel can access critical information. Regular security audits and adherence to best practices in secure coding further enhance the overall security of the system.</text:p>
      <text:p text:style-name="Text_20_body"><text:span text:style-name="Strong_20_Emphasis">Q6: How do you handle potential system failures or data breaches?</text:span> <text:span text:style-name="Strong_20_Emphasis">A:</text:span> We have implemented several strategies to handle system failures, including regular data backups, which are stored securely and can be quickly restored in case of a system failure. Our system architecture also includes redundancy measures to ensure that if one part of the system fails, the rest can continue to operate without disruption. In the event of a data breach, we have an incident response plan in place that includes immediate containment measures, notification of affected users, and a thorough investigation to prevent future incidents.</text:p>
      <text:h text:style-name="Heading_20_3" text:outline-level="3"><text:span text:style-name="Strong_20_Emphasis">Development Process and Testing</text:span></text:h>
      <text:p text:style-name="Text_20_body"><text:span text:style-name="Strong_20_Emphasis">Q7: How did you validate that the system meets the requirements of your target users?</text:span> <text:span text:style-name="Strong_20_Emphasis">A:</text:span> We engaged with potential users throughout the development process to gather feedback and ensure that AssetIn met their needs. This included conducting user surveys, interviews, and usability testing sessions where users could interact with the system and provide feedback on its features and functionality. We used this feedback to refine the system’s design and features, ensuring that it aligns closely with user expectations and requirements.</text:p>
      <text:p text:style-name="Text_20_body"><text:span text:style-name="Strong_20_Emphasis">Q8: What testing methodologies did you use to ensure the quality of your system?</text:span> <text:span text:style-name="Strong_20_Emphasis">A:</text:span> We employed a comprehensive testing strategy that included unit testing, integration testing, and user acceptance testing (UAT). Unit testing allowed us to verify that individual components functioned correctly, while integration testing ensured that different parts of the system worked together seamlessly. Finally, user acceptance testing was conducted to validate that the system met the needs of its intended users in real-world scenarios. This approach allowed us to identify and address any issues before deployment, ensuring a high-quality final product.</text:p>
      <text:h text:style-name="Heading_20_3" text:outline-level="3"><text:soft-page-break/><text:span text:style-name="Strong_20_Emphasis">Functionality and User Experience</text:span></text:h>
      <text:p text:style-name="Text_20_body"><text:span text:style-name="Strong_20_Emphasis">Q9: How does AssetIn improve upon the user experience compared to other asset management systems?</text:span> <text:span text:style-name="Strong_20_Emphasis">A:</text:span> AssetIn was designed with a strong emphasis on user experience. We simplified the user interface to make it intuitive and easy to navigate, even for users with limited technical expertise. The system also includes customizable dashboards that allow users to quickly access the information that is most relevant to them. By streamlining workflows and reducing the number of steps required to perform common tasks, AssetIn improves efficiency and reduces the learning curve typically associated with complex asset management systems.</text:p>
      <text:p text:style-name="Text_20_body"><text:span text:style-name="Strong_20_Emphasis">Q10: How flexible is AssetIn in terms of customization for different types of businesses?</text:span> <text:span text:style-name="Strong_20_Emphasis">A:</text:span> AssetIn is highly flexible and can be customized to meet the specific needs of different businesses. The system includes configurable settings that allow users to tailor asset categories, reporting parameters, and maintenance schedules according to their unique requirements. Additionally, the robust API we developed enables seamless integration with other business systems, allowing AssetIn to fit into existing workflows without requiring significant changes. This flexibility ensures that AssetIn can be adapted to a wide range of industries and use cases.</text:p>
      <text:h text:style-name="Heading_20_3" text:outline-level="3"><text:span text:style-name="Strong_20_Emphasis">Future Prospects and Improvements</text:span></text:h>
      <text:p text:style-name="Text_20_body"><text:span text:style-name="Strong_20_Emphasis">Q11: What future improvements do you foresee for AssetIn?</text:span> <text:span text:style-name="Strong_20_Emphasis">A:</text:span> Looking forward, we plan to integrate advanced analytics powered by AI and machine learning, which would allow the system to provide predictive maintenance recommendations based on historical data. This will help users prevent breakdowns and optimize asset performance. We also intend to expand the system’s mobile capabilities, enabling users to manage their assets on the go. Additionally, incorporating IoT sensors for real-time asset monitoring is on our roadmap, which will further enhance the system's ability to track and manage assets efficiently.</text:p>
      <text:p text:style-name="Text_20_body"><text:span text:style-name="Strong_20_Emphasis">Q12: How do you plan to keep the system updated and relevant in the future?</text:span> <text:span text:style-name="Strong_20_Emphasis">A:</text:span> We have a proactive approach to maintaining and updating AssetIn. Regular updates will be rolled out to incorporate new features, security patches, and performance improvements based on user feedback and industry trends. We will also stay abreast of technological advancements and integrate relevant innovations, such as AI and IoT, into the system. By maintaining a close relationship with our user base and continuously monitoring industry developments, we can ensure that AssetIn remains a cutting-edge solution in the asset management space.</text:p>
      <text:h text:style-name="Heading_20_3" text:outline-level="3"><text:span text:style-name="Strong_20_Emphasis">Business Viability and Market Fit</text:span></text:h>
      <text:p text:style-name="Text_20_body"><text:span text:style-name="Strong_20_Emphasis">Q13: How does AssetIn provide a competitive edge to businesses using it?</text:span> <text:span text:style-name="Strong_20_Emphasis">A:</text:span> AssetIn provides a competitive edge by offering businesses a comprehensive yet easy-to-use asset management system that reduces operational costs and improves asset utilization. The system’s real-time tracking and maintenance scheduling features help prevent costly downtime, while the analytics and reporting tools enable data-driven decision-making. By providing these capabilities in a cost-effective and scalable package, AssetIn allows businesses to operate more efficiently and make more informed strategic decisions, which is crucial in today’s competitive environment.</text:p>
      <text:p text:style-name="Text_20_body"><text:span text:style-name="Strong_20_Emphasis">Q14: What is your go-to-market strategy for AssetIn?</text:span> <text:span text:style-name="Strong_20_Emphasis">A:</text:span> Our go-to-market strategy focuses on targeting SMEs through digital marketing channels, including social media, content marketing, and search engine optimization. We also plan to offer free trials and demonstrations to showcase the <text:soft-page-break/>system’s value and build trust with potential customers. Partnerships with industry influencers and business software resellers will help us reach a broader audience. Additionally, we plan to attend industry conferences and trade shows to network with potential clients and gather feedback that will inform future product developmen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9T10:26:20.402979736</meta:creation-date>
    <dc:date>2024-08-09T10:59:06.146982833</dc:date>
    <meta:editing-duration>PT32M44S</meta:editing-duration>
    <meta:editing-cycles>8</meta:editing-cycles>
    <meta:generator>LibreOffice/24.2.5.2$Linux_X86_64 LibreOffice_project/d6e8b0f3fc6e8af2b00cf4969fd0d2fa45b9a62e</meta:generator>
    <meta:document-statistic meta:table-count="0" meta:image-count="0" meta:object-count="0" meta:page-count="11" meta:paragraph-count="100" meta:word-count="4532" meta:character-count="31064" meta:non-whitespace-character-count="26625"/>
  </office:meta>
</office:document-meta>
</file>